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56b" officeooo:paragraph-rsid="001c056b"/>
    </style:style>
    <style:style style:name="P2" style:family="paragraph" style:parent-style-name="Standard">
      <style:text-properties officeooo:rsid="001de6a2" officeooo:paragraph-rsid="001de6a2"/>
    </style:style>
    <style:style style:name="P3" style:family="paragraph" style:parent-style-name="Standard">
      <style:text-properties fo:font-weight="bold" officeooo:rsid="001c056b" officeooo:paragraph-rsid="001c056b" style:font-weight-asian="bold" style:font-weight-complex="bold"/>
    </style:style>
    <style:style style:name="P4" style:family="paragraph" style:parent-style-name="Standard">
      <style:text-properties fo:font-weight="bold" officeooo:rsid="001de6a2" officeooo:paragraph-rsid="001de6a2" style:font-weight-asian="bold" style:font-weight-complex="bold"/>
    </style:style>
    <style:style style:name="P5" style:family="paragraph" style:parent-style-name="Standard">
      <style:text-properties fo:font-weight="bold" officeooo:rsid="001deb1f" officeooo:paragraph-rsid="001deb1f" style:font-weight-asian="bold" style:font-weight-complex="bold"/>
    </style:style>
    <style:style style:name="P6" style:family="paragraph" style:parent-style-name="Standard">
      <style:text-properties fo:font-weight="bold" officeooo:rsid="001fa1cc" officeooo:paragraph-rsid="001fa1cc" style:font-weight-asian="bold" style:font-weight-complex="bold"/>
    </style:style>
    <style:style style:name="P7" style:family="paragraph" style:parent-style-name="Standard">
      <style:text-properties fo:font-weight="bold" officeooo:rsid="001fedf4" officeooo:paragraph-rsid="001fedf4" style:font-weight-asian="bold" style:font-weight-complex="bold"/>
    </style:style>
    <style:style style:name="P8" style:family="paragraph" style:parent-style-name="Standard">
      <style:text-properties fo:font-weight="bold" officeooo:rsid="00209e3c" officeooo:paragraph-rsid="00209e3c" style:font-weight-asian="bold" style:font-weight-complex="bold"/>
    </style:style>
    <style:style style:name="P9" style:family="paragraph" style:parent-style-name="Standard">
      <style:text-properties fo:font-weight="bold" officeooo:rsid="0021bb14" officeooo:paragraph-rsid="0021bb14" style:font-weight-asian="bold" style:font-weight-complex="bold"/>
    </style:style>
    <style:style style:name="P10" style:family="paragraph" style:parent-style-name="Standard">
      <style:text-properties officeooo:rsid="001deb1f" officeooo:paragraph-rsid="001deb1f"/>
    </style:style>
    <style:style style:name="P11" style:family="paragraph" style:parent-style-name="Standard">
      <style:text-properties officeooo:rsid="001fa1cc" officeooo:paragraph-rsid="001fa1cc"/>
    </style:style>
    <style:style style:name="P12" style:family="paragraph" style:parent-style-name="Standard">
      <style:text-properties officeooo:rsid="001fedf4" officeooo:paragraph-rsid="001fedf4"/>
    </style:style>
    <style:style style:name="P13" style:family="paragraph" style:parent-style-name="Standard">
      <style:text-properties officeooo:rsid="00209e3c" officeooo:paragraph-rsid="00209e3c"/>
    </style:style>
    <style:style style:name="P14" style:family="paragraph" style:parent-style-name="Standard">
      <style:text-properties officeooo:rsid="0021bb14" officeooo:paragraph-rsid="0021bb14"/>
    </style:style>
    <style:style style:name="P15" style:family="paragraph" style:parent-style-name="Standard">
      <style:text-properties officeooo:rsid="0022a257" officeooo:paragraph-rsid="0022a257"/>
    </style:style>
    <style:style style:name="P16" style:family="paragraph" style:parent-style-name="Standard">
      <style:text-properties officeooo:rsid="00248584" officeooo:paragraph-rsid="00248584"/>
    </style:style>
    <style:style style:name="T1" style:family="text">
      <style:text-properties officeooo:rsid="001de6a2"/>
    </style:style>
    <style:style style:name="T2" style:family="text">
      <style:text-properties officeooo:rsid="001deb1f"/>
    </style:style>
    <style:style style:name="T3" style:family="text">
      <style:text-properties officeooo:rsid="00209e3c"/>
    </style:style>
    <style:style style:name="T4" style:family="text">
      <style:text-properties officeooo:rsid="0021bb14"/>
    </style:style>
    <style:style style:name="T5" style:family="text">
      <style:text-properties officeooo:rsid="002485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izamos los resultados con la función de pérdida exponencial puesto que, aunque los resultados son muy muy parecidos con la función de pérdida log-loss, con la exponencial obteníamos ligeramente mejores resultados.</text:p>
      <text:p text:style-name="P1"/>
      <text:p text:style-name="P3"><text:bookmark-start text:name="__DdeLink__5255_4047718627"/>Hostilidad</text:p>
      <text:p text:style-name="P1">En conjuntos de datos fáciles <text:span text:style-name="T1">(33 según la hostilidad)</text:span>, lo que mejor resultados ofrece es sample_weight_hard. Cercano en mediana al GB clásico y por detrás en media. Std menor para nosotros. En WTL con hard vemos que gana clásica pero en un 40-60.</text:p>
      <text:p text:style-name="P1"/>
      <text:p text:style-name="P2">En los de dificultad media (47), lo mejor <text:span text:style-name="T2">sería Easy</text:span> pero <text:span text:style-name="T2">muy igualado con classic</text:span>, <text:span text:style-name="T2">en WTL vemos que en general gana classic, pero a partir de 150 ensembles ganaríamos nosotros o estaríamos muy en empate con easy. Sigue ganando en general Classic GB.</text:span></text:p>
      <text:p text:style-name="P2"/>
      <text:p text:style-name="P2">En los datasets difíciles (32), nuestra mejor propuesta es Easy (aunque obtiene máximo mayor Hard), sigue ganando classic. En el WTL estamos con easy en un 33-66.<text:bookmark-end text:name="__DdeLink__5255_4047718627"/></text:p>
      <text:p text:style-name="P1"/>
      <text:p text:style-name="P4"><text:bookmark-start text:name="__DdeLink__5366_4047718627"/>kDN</text:p>
      <text:p text:style-name="P2">En los fáciles (29), lo mejor es Hard x2. En mediana sí que se ve que el boxplot es mejor, en media no. En mediana el boxplot de Hard se ve mejor y en media tb. En WTL ganamos nosotros con Hard en un 55-45 (muy igualado y con mucho empate)<text:bookmark-start text:name="__DdeLink__6067_4047718627"/>. <text:span text:style-name="T4">Ganamos en 6, empatamos en 1 y perdemos en 1.</text:span><text:bookmark-end text:name="__DdeLink__6067_4047718627"/></text:p>
      <text:p text:style-name="P2"/>
      <text:p text:style-name="P2">En los intermedios de dificultad (34), <text:span text:style-name="T2">es mejor easy que hard pero gana Classic sin dudas.</text:span></text:p>
      <text:p text:style-name="P2"/>
      <text:p text:style-name="P10">En los difíciles (49), lo mejor es easy y diría que casi mejor que classic, los boxplots de media y mediana son mejores y el std es más bajo. En WTL ganamos en casi todas las comparaciones (5 de 8, las 5 primeras), en 2 perdemos y en 1 empatamos. Me parece importante que ganamos en las primeras, habría que ver si merece la pena seguir con más ensamblados. Quizás el resultados ya es peor y no compensa seguir.</text:p>
      <text:p text:style-name="P10"><text:bookmark-end text:name="__DdeLink__5366_4047718627"/></text:p>
      <text:p text:style-name="P5"><text:bookmark-start text:name="__DdeLink__6283_4047718627"/>N1</text:p>
      <text:p text:style-name="P10">En los conjuntos de datos fáciles (35), está todo muy igualado, diría que lo mejor nuestro es hard. En WTL ganamos en 4 de 8, empatamos en 1 y perdemos en 3 (la primera y las 2 últimas).</text:p>
      <text:p text:style-name="P10"/>
      <text:p text:style-name="P10">En los conjuntos intermedios (44), lo mejor es easy y easy x2. En WTL easy gana en 6 de 8 (pierde las 2 primeras). Habría que ver cómo queda Easy x2.</text:p>
      <text:p text:style-name="P10"/>
      <text:p text:style-name="P10">En los datos difíciles (33), lo mejor es easy y dudo si easy o easy x2. Ambos boxplot son mejores que classic en media, mediana y std. En WTL, easy gana en 6, empata en 1 y pierde en 1 (el tercero, 50 ensamblados). Sería interesante ver si somos más estables. Desde luego damos menor std en los boxplots. <text:bookmark-end text:name="__DdeLink__6283_4047718627"/></text:p>
      <text:p text:style-name="P1"/>
      <text:p text:style-name="P1"/>
      <text:p text:style-name="P5"><text:bookmark-start text:name="__DdeLink__6700_4047718627"/>N2</text:p>
      <text:p text:style-name="P11">Aquí ya vemos que la categorización de los datos se complica porque en fáciles solo hay 11.</text:p>
      <text:p text:style-name="P11"/>
      <text:p text:style-name="P11">En los conjuntos de datos fáciles (11), <text:s/>diría que el ganador es classic GB pero vamos que es que son muy pocos datasets.</text:p>
      <text:p text:style-name="P11"/>
      <text:p text:style-name="P11">En los intermedios (26), parece que lo mejor para nosotros es Hard. En WTL, ganamos 3, empatamos 3 y perdemos 2. Si aquí nuestra mejor baza es Hard, lo que me indica es que esta categoría intermedia realmente es “difícil”.</text:p>
      <text:p text:style-name="P11"/>
      <text:p text:style-name="P11"><text:soft-page-break/>En los difíciles (75), aquí lo mejor para nosotros es easy. En mediana es mejor easy x2 y en media parece que easy. En WTL con easy, ganamos en 3 y perdemos en 5, o sea que es mejor Classic, aunque habría que mirar mejor easy x2 y la categorización.<text:bookmark-end text:name="__DdeLink__6700_4047718627"/></text:p>
      <text:p text:style-name="P11"/>
      <text:p text:style-name="P6"><text:bookmark-start text:name="__DdeLink__7373_4047718627"/>LSC</text:p>
      <text:p text:style-name="P11">La categorización cada vez peor: low (4), intermediate (13), high (95).</text:p>
      <text:p text:style-name="P11"/>
      <text:p text:style-name="P11">No lo analizamos porque realmente la categorización no hace nada. Gana classic en los difíciles (que es como ganar en todo realmente). En estas medidas de complejidad difíciles de interpretar, no sé cómo realizar la categorización porque realmente todos los valores están en torno al 0.9.<text:bookmark-end text:name="__DdeLink__7373_4047718627"/></text:p>
      <text:p text:style-name="P11"/>
      <text:p text:style-name="P7"><text:bookmark-start text:name="__DdeLink__7866_4047718627"/>TDU</text:p>
      <text:p text:style-name="P12">La categorización tampoco está bien porque hay muy pocos difíciles y muchos intermedios.</text:p>
      <text:p text:style-name="P12"/>
      <text:p text:style-name="P12">Datos fáciles (38), lo mejor es hard, pero claramente gana classic.</text:p>
      <text:p text:style-name="P12"/>
      <text:p text:style-name="P12">Datos intermedios (67), lo veo muy igualado entre hard y easy. Claramente gana Classic. </text:p>
      <text:p text:style-name="P12"/>
      <text:p text:style-name="P12">Datos difíciles (7).</text:p>
      <text:p text:style-name="P12"/>
      <text:p text:style-name="P12">Aquí tiene sentido que gane classic con mayor claridad dado que TDU se basa en árboles, entonces la información de complejidad que pueda añadir al GB no es novedosa dado que se basan en el mismo algoritmo.<text:bookmark-end text:name="__DdeLink__7866_4047718627"/></text:p>
      <text:p text:style-name="P12"/>
      <text:p text:style-name="P7"><text:bookmark-start text:name="__DdeLink__8619_4047718627"/><text:bookmark-start text:name="__DdeLink__9273_4047718627"/>DCP</text:p>
      <text:p text:style-name="P12"/>
      <text:p text:style-name="P12">Datos fáciles (48), lo mejor nuestro es hard, pero gana claramente classic GB.</text:p>
      <text:p text:style-name="P12"/>
      <text:p text:style-name="P12">Datos intermedios (28), lo mejor es easy y diría que easy x2. <text:span text:style-name="T3">En WTL claramente perdemos, o sea que habría que ver cómo quedaría el easy x2.</text:span></text:p>
      <text:p text:style-name="P12"/>
      <text:p text:style-name="P13">Datos difíciles (36), lo mejor es easy (diría que solo easy y no easy x2) pero muy igualado con classic GB. En WTL, claramente gana classic GB.<text:bookmark-end text:name="__DdeLink__8619_4047718627"/><text:bookmark-end text:name="__DdeLink__9273_4047718627"/></text:p>
      <text:p text:style-name="P13"/>
      <text:p text:style-name="P8"><text:bookmark-start text:name="__DdeLink__10282_4047718627"/>F1</text:p>
      <text:p text:style-name="P13">La categorización no funciona: low (13), intermediate (29), high (70)</text:p>
      <text:p text:style-name="P13"/>
      <text:p text:style-name="P13">En fácil analizo por la escasez.</text:p>
      <text:p text:style-name="P13"/>
      <text:p text:style-name="P13">Datos intermedios (13), lo mejor nuestro es hard. En el WTL, ganamos en 2, empatamos en 1 y perdemos en 5. Son muy pocos datos.</text:p>
      <text:p text:style-name="P13"/>
      <text:p text:style-name="P13">Datos difíciles (70), lo mejor nuestro es hard. ¡Ojo! Es la primera vez que en datos difíciles para nosotros es mejor hard que easy. Pero bueno, aquí están metidos todos los datos. En WTL con hard logramos un par de empates y en el resto perdemos. Claramente le ganador es Classic GB.<text:bookmark-end text:name="__DdeLink__10282_4047718627"/></text:p>
      <text:p text:style-name="P13"/>
      <text:p text:style-name="P9"><text:bookmark-start text:name="__DdeLink__10993_4047718627"/>CLD</text:p>
      <text:p text:style-name="P14">La categorización no funciona: low (11), intermediate (33), high (68)</text:p>
      <text:p text:style-name="P14"/>
      <text:p text:style-name="P14">Los fáciles no los analizo por falta de datos.</text:p>
      <text:p text:style-name="P14"/>
      <text:p text:style-name="P14">Datos intermedios, lo mejor para nosotros sería hard pero claramente gana classic GB.</text:p>
      <text:p text:style-name="P14"><text:soft-page-break/></text:p>
      <text:p text:style-name="P14">Datos difíciles, lo mejor para nosotros es easy pero claramente gana classic GB.<text:bookmark-end text:name="__DdeLink__10993_4047718627"/></text:p>
      <text:p text:style-name="P14"/>
      <text:p text:style-name="P14"><text:bookmark-start text:name="__DdeLink__67438_4047718627"/></text:p>
      <text:p text:style-name="P15">Conclusión</text:p>
      <text:p text:style-name="P15"/>
      <text:p text:style-name="P15">Medidas que aparcamos por ahora debido a la dificultad a la hora de interpretar el rango y, por tanto, realizar categorizaciones: LSC, valores muy concentrados en 0.9, muy difícil de interpretar. TD_U por tema de categorización y porque aporta la misma información que boosting. F1 por la categorización y por los resultados. CLD por la categorización y por los resultados.</text:p>
      <text:p text:style-name="P15"/>
      <text:p text:style-name="P15"/>
      <text:p text:style-name="P15">N2: mejorar la categorización porque hay luz al fondo del tunel. Hacerlo en función de otras medidas de complejidad.</text:p>
      <text:p text:style-name="P15"/>
      <text:p text:style-name="P15">Hostility; <text:span text:style-name="T5">investigar un poco más</text:span></text:p>
      <text:p text:style-name="P15">DCP investigar un poco más con easy x2 a ver si sacamos algo</text:p>
      <text:p text:style-name="P15"/>
      <text:p text:style-name="P16">kDN y N1 son los que mejores resultados ofrecen. Hacer una categorización general de complejidad de datasets en función de distintas medidas de complejidad y ver ahí cómo funcionan las cosas</text:p>
      <text:p text:style-name="P16"/>
      <text:p text:style-name="P16">Obtener aun más datos</text:p>
      <text:p text:style-name="P16"/>
      <text:p text:style-name="P16">Algún estudio de estabilidad para ver quién logra el mejor resultado y cuándo</text:p>
      <text:p text:style-name="P16">Ver quién se degrada más.</text:p>
      <text:p text:style-name="P16"/>
      <text:p text:style-name="P16">Sacar WTL de los x2 para completar el análisis</text:p>
      <text:p text:style-name="P15"><text:bookmark-end text:name="__DdeLink__67438_4047718627"/></text:p>
      <text:p text:style-name="P13"/>
      <text:p text:style-name="P13"/>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19:13:11.383248452</meta:creation-date>
    <dc:date>2025-01-19T21:06:28.043689100</dc:date>
    <meta:editing-duration>PT6M55S</meta:editing-duration>
    <meta:editing-cycles>1</meta:editing-cycles>
    <meta:document-statistic meta:table-count="0" meta:image-count="0" meta:object-count="0" meta:page-count="3" meta:paragraph-count="51" meta:word-count="1068" meta:character-count="5948" meta:non-whitespace-character-count="4928"/>
    <meta:generator>LibreOffice/7.3.7.2$Linux_X86_64 LibreOffice_project/30$Build-2</meta:generator>
  </office:meta>
</office:document-meta>
</file>